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77.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ily-covid-19-tests-per-thousand-rolling-3-day-aver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3-day rolling average of new tests per thousand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11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16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17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18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19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0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1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2, 202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3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4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5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6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7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8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29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pr 30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1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2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3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4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5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6, 202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7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8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9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10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11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ay 12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8, 20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9, 2020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0, 2020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1, 2020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2, 2020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3, 2020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4, 2020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5, 2020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6, 2020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7, 2020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8, 2020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19, 2020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0, 2020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1, 2020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2, 2020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3, 2020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4, 2020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5, 2020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6, 202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7, 2020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8, 2020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29, 2020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pr 30, 2020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1, 202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2, 2020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3, 2020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4, 2020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5, 2020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6, 2020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7, 2020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8, 2020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9, 2020</text:p>
          </table:table-cell>
          <table:table-cell office:value-type="float" office:value="1.396" calcext:value-type="float">
            <text:p>1.396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10, 2020</text:p>
          </table:table-cell>
          <table:table-cell office:value-type="float" office:value="1.377" calcext:value-type="float">
            <text:p>1.377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11, 2020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ay 12, 2020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Feb 28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Feb 29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6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7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8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9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0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1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2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3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4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5, 202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6, 2020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7, 2020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8, 2020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19, 2020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0, 2020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1, 2020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2, 202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3, 2020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4, 2020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5, 2020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6, 2020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7, 2020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8, 2020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29, 2020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30, 2020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r 31, 202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, 2020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, 2020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3, 2020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4, 2020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5, 2020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6, 2020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7, 2020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8, 2020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9, 2020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0, 2020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1, 2020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2, 2020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3, 2020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4, 2020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5, 2020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6, 2020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7, 2020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8, 2020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19, 2020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0, 2020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1, 2020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2, 2020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3, 2020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4, 2020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5, 2020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6, 2020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7, 2020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8, 2020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29, 2020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pr 30, 2020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1, 2020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2, 2020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3, 2020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4, 2020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5, 2020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6, 2020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7, 2020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8, 2020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9, 2020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10, 2020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11, 202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May 12, 2020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r 12, 2020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6, 2020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7, 202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8, 2020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9, 2020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0, 202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1, 2020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2, 2020</text:p>
          </table:table-cell>
          <table:table-cell office:value-type="float" office:value="1.739" calcext:value-type="float">
            <text:p>1.739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3, 202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4, 2020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5, 2020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6, 2020</text:p>
          </table:table-cell>
          <table:table-cell office:value-type="float" office:value="1.884" calcext:value-type="float">
            <text:p>1.884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7, 2020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8, 2020</text:p>
          </table:table-cell>
          <table:table-cell office:value-type="float" office:value="1.821" calcext:value-type="float">
            <text:p>1.821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19, 2020</text:p>
          </table:table-cell>
          <table:table-cell office:value-type="float" office:value="1.917" calcext:value-type="float">
            <text:p>1.917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0, 2020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1, 2020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2, 2020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3, 2020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4, 2020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5, 202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6, 2020</text:p>
          </table:table-cell>
          <table:table-cell office:value-type="float" office:value="2.758" calcext:value-type="float">
            <text:p>2.75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7, 2020</text:p>
          </table:table-cell>
          <table:table-cell office:value-type="float" office:value="2.435" calcext:value-type="float">
            <text:p>2.435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8, 2020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29, 2020</text:p>
          </table:table-cell>
          <table:table-cell office:value-type="float" office:value="2.506" calcext:value-type="float">
            <text:p>2.506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pr 30, 202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1, 2020</text:p>
          </table:table-cell>
          <table:table-cell office:value-type="float" office:value="2.424" calcext:value-type="float">
            <text:p>2.424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2, 2020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3, 2020</text:p>
          </table:table-cell>
          <table:table-cell office:value-type="float" office:value="2.833" calcext:value-type="float">
            <text:p>2.833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4, 2020</text:p>
          </table:table-cell>
          <table:table-cell office:value-type="float" office:value="3.037" calcext:value-type="float">
            <text:p>3.037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5, 2020</text:p>
          </table:table-cell>
          <table:table-cell office:value-type="float" office:value="3.374" calcext:value-type="float">
            <text:p>3.374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6, 2020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7, 2020</text:p>
          </table:table-cell>
          <table:table-cell office:value-type="float" office:value="3.289" calcext:value-type="float">
            <text:p>3.289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8, 2020</text:p>
          </table:table-cell>
          <table:table-cell office:value-type="float" office:value="3.263" calcext:value-type="float">
            <text:p>3.263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9, 2020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10, 2020</text:p>
          </table:table-cell>
          <table:table-cell office:value-type="float" office:value="3.458" calcext:value-type="float">
            <text:p>3.45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11, 2020</text:p>
          </table:table-cell>
          <table:table-cell office:value-type="float" office:value="3.648" calcext:value-type="float">
            <text:p>3.648</text:p>
          </table:table-cell>
        </table:table-row>
        <table:table-row table:style-name="ro1" table:visibility="filter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May 12, 2020</text:p>
          </table:table-cell>
          <table:table-cell office:value-type="float" office:value="3.829" calcext:value-type="float">
            <text:p>3.829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1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6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7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8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29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30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r 3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3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4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5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6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7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8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9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0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1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2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3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4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5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6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8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19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0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1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2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3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4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5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6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7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8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29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pr 30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1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2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3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4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5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6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7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8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9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10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11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ay 12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15, 202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0, 2020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1, 2020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2, 202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3, 2020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4, 2020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5, 2020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6, 2020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7, 202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8, 2020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29, 202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pr 30, 2020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May 1, 202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May 2, 2020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May 3, 2020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May 4, 2020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May 10, 2020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May 11, 2020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 table:visibility="filter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May 12, 2020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3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4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5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6, 2020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7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8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9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0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1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2, 202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3, 2020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4, 2020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5, 2020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6, 202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7, 2020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8, 2020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19, 202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0, 2020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1, 2020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2, 202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3, 202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4, 2020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5, 2020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6, 202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7, 2020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8, 202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29, 2020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30, 2020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r 31, 2020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, 2020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, 2020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3, 2020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4, 202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5, 2020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6, 2020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7, 2020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8, 2020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9, 2020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0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1, 2020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2, 2020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3, 2020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4, 2020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5, 2020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6, 2020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7, 2020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8, 2020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19, 202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0, 2020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1, 2020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2, 202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3, 2020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4, 2020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5, 2020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6, 202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7, 2020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8, 2020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29, 2020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pr 30, 2020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1, 2020</text:p>
          </table:table-cell>
          <table:table-cell office:value-type="float" office:value="1.809" calcext:value-type="float">
            <text:p>1.809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2, 2020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3, 2020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4, 2020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5, 2020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6, 2020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7, 2020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8, 202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9, 2020</text:p>
          </table:table-cell>
          <table:table-cell office:value-type="float" office:value="1.663" calcext:value-type="float">
            <text:p>1.663</text:p>
          </table:table-cell>
        </table:table-row>
        <table:table-row table:style-name="ro1" table:visibility="filter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May 10, 2020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r 24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r 25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r 26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r 27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r 28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r 29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r 30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r 31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3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4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5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6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7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8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9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0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1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2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3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4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5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6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7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8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19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0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1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2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3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4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5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6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7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8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29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pr 30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1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2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3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4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5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6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7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8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9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10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y 11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4, 2020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5, 2020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6, 202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7, 2020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8, 2020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9, 2020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10, 2020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11, 2020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May 12, 202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1, 2020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2, 2020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3, 2020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4, 202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5, 2020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6, 2020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7, 2020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8, 2020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29, 2020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r 30, 2020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4, 2020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5, 2020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6, 2020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7, 2020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8, 202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9, 2020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0, 2020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1, 2020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2, 2020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3, 2020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4, 2020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5, 202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6, 2020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7, 2020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8, 2020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19, 2020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0, 2020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1, 2020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2, 2020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3, 202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4, 2020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5, 2020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6, 2020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7, 2020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8, 202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29, 2020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pr 30, 202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y 1, 2020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y 6, 2020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y 7, 2020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y 8, 2020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y 9, 2020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y 10, 2020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y 11, 2020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ay 12, 202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4, 20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5, 2020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6, 2020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7, 2020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8, 2020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9, 2020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0, 2020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1, 2020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2, 202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3, 2020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4, 2020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5, 2020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6, 2020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7, 202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8, 2020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19, 2020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0, 2020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1, 2020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2, 2020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3, 2020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4, 2020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5, 2020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6, 2020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7, 2020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8, 2020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29, 20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pr 30, 2020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1, 2020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2, 2020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3, 2020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4, 2020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5, 2020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6, 2020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7, 2020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8, 2020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9, 2020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10, 2020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11, 2020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May 12, 2020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8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9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0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1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2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3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4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5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6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7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8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19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0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1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2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3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4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5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6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7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8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29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30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r 31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3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4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5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6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7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8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9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0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1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2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3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4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5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6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7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8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19, 20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0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1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2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3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4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5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6, 202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7, 202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8, 202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29, 202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pr 30, 202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1, 202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2, 202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3, 202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4, 202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5, 2020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6, 202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7, 202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8, 2020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9, 202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10, 202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 table:visibility="filter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ay 11, 2020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13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14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15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16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17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18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19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0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1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2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3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4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5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6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7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8, 202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29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30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r 31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3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4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5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6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7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8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9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0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1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2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3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4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5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6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7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8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19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0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1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2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3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4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5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6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8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29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pr 30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1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2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3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4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5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6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7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8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9, 2020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10, 2020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11, 202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ay 12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6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7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8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9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10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15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16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17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18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19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27, 2020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28, 202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29, 2020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30, 2020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r 31, 2020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, 2020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2, 2020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3, 2020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4, 2020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5, 2020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6, 202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7, 2020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8, 2020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9, 202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0, 2020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1, 2020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2, 2020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3, 2020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4, 2020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5, 2020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6, 2020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7, 2020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8, 2020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19, 2020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20, 2020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25, 2020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26, 2020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27, 2020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28, 202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29, 2020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pr 30, 2020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y 5, 2020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y 6, 202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y 7, 2020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y 8, 2020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y 9, 2020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y 10, 202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y 11, 2020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 table:visibility="filter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May 12, 2020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r 25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r 26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r 27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r 28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r 29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r 30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r 31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3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4, 202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5, 202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6, 202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7, 2020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8, 202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9, 202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0, 202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1, 2020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2, 20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3, 202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4, 2020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5, 2020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6, 2020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7, 202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8, 202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19, 2020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0, 2020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1, 202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2, 2020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3, 202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4, 202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5, 202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6, 202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7, 202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8, 202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29, 202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pr 30, 2020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1, 2020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2, 2020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3, 202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4, 2020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5, 202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6, 2020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7, 2020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8, 2020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9, 202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10, 202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ay 11, 2020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Jan 3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Jan 3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1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1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25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26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27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28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Feb 29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3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4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5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6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8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9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0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1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2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3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4, 20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5, 202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6, 20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7, 202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8, 2020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19, 202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0, 202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1, 2020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2, 202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3, 20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4, 2020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5, 20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6, 202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7, 2020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8, 2020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29, 2020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30, 2020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r 31, 2020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, 2020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, 2020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3, 2020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4, 2020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5, 2020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6, 2020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7, 2020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8, 2020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9, 2020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0, 2020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1, 2020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2, 202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3, 202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4, 202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5, 2020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6, 2020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7, 2020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8, 2020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19, 2020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0, 20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1, 2020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2, 2020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3, 2020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4, 2020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5, 2020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6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7, 2020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8, 2020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29, 2020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pr 30, 2020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1, 2020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2, 2020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3, 2020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4, 2020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5, 2020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6, 2020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7, 2020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8, 202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9, 202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10, 2020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 table:visibility="filter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May 11, 2020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r 22, 202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r 23, 2020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r 28, 2020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r 29, 2020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r 30, 2020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r 31, 2020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, 2020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, 2020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3, 2020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4, 202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5, 202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6, 2020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7, 2020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8, 202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9, 202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0, 2020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1, 2020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2, 2020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3, 2020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4, 2020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5, 2020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6, 2020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7, 2020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8, 202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19, 2020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0, 2020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1, 2020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2, 2020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3, 202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4, 2020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5, 2020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6, 2020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7, 2020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8, 2020</text:p>
          </table:table-cell>
          <table:table-cell office:value-type="float" office:value="1.733" calcext:value-type="float">
            <text:p>1.733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29, 2020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pr 30, 202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1, 2020</text:p>
          </table:table-cell>
          <table:table-cell office:value-type="float" office:value="2.286" calcext:value-type="float">
            <text:p>2.286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2, 2020</text:p>
          </table:table-cell>
          <table:table-cell office:value-type="float" office:value="2.408" calcext:value-type="float">
            <text:p>2.408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3, 2020</text:p>
          </table:table-cell>
          <table:table-cell office:value-type="float" office:value="2.338" calcext:value-type="float">
            <text:p>2.338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4, 2020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5, 2020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6, 2020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7, 2020</text:p>
          </table:table-cell>
          <table:table-cell office:value-type="float" office:value="2.284" calcext:value-type="float">
            <text:p>2.284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8, 2020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9, 2020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10, 2020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11, 2020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May 12, 2020</text:p>
          </table:table-cell>
          <table:table-cell office:value-type="float" office:value="1.455" calcext:value-type="float">
            <text:p>1.45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1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2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3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4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5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6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7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8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29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30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r 31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2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3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4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5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6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7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8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9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0, 202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1, 202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2, 202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3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4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5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6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7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8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19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20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21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22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23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pr 30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y 1, 202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y 2, 2020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y 3, 2020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 table:visibility="filter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ay 4, 2020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Apr 17, 202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Apr 18, 2020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Apr 19, 202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Apr 20, 202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Apr 21, 202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Apr 22, 2020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Apr 23, 2020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ay 4, 2020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ay 5, 2020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ay 6, 2020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ay 11, 2020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Feb 28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Feb 29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3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4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5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6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7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8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9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0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1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2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3, 202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4, 202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5, 2020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6, 202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7, 2020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8, 202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19, 202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0, 2020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1, 2020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2, 2020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3, 2020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4, 2020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5, 202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6, 2020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7, 2020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8, 2020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29, 2020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30, 2020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r 31, 2020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, 2020</text:p>
          </table:table-cell>
          <table:table-cell office:value-type="float" office:value="1.131" calcext:value-type="float">
            <text:p>1.13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, 2020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3, 2020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4, 2020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5, 2020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6, 2020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7, 2020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8, 2020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9, 2020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0, 2020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1, 2020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2, 2020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3, 2020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4, 202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5, 2020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6, 2020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7, 2020</text:p>
          </table:table-cell>
          <table:table-cell office:value-type="float" office:value="1.415" calcext:value-type="float">
            <text:p>1.415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8, 2020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19, 2020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0, 2020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1, 2020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2, 2020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3, 2020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4, 2020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5, 2020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6, 2020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7, 2020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8, 2020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29, 2020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pr 30, 202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1, 2020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2, 2020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3, 2020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4, 2020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5, 2020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6, 2020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7, 2020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8, 2020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9, 2020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10, 2020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y 11, 2020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pr 8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pr 9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pr 15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pr 16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pr 30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6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8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9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0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1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2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3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4, 202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5, 2020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6, 202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7, 2020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8, 2020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19, 2020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0, 20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1, 2020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2, 2020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3, 2020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4, 2020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5, 2020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6, 2020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7, 2020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8, 2020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29, 2020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30, 202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r 31, 202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, 2020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, 2020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3, 2020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4, 2020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5, 2020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6, 2020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7, 2020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8, 2020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9, 2020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0, 202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1, 2020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2, 202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3, 202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4, 202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5, 2020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6, 2020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7, 2020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8, 2020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19, 2020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0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1, 2020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2, 2020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3, 2020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4, 2020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5, 2020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6, 2020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7, 2020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8, 2020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29, 2020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pr 30, 202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1, 2020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2, 2020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3, 2020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4, 202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5, 2020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6, 2020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7, 2020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8, 2020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9, 202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10, 2020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 table:visibility="filter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May 11, 2020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eb 27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eb 28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eb 29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1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2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3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4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5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6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7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8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9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 10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r 15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r 16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r 30, 202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r 31, 202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1, 20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2, 202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3, 2020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8, 202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9, 2020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10, 2020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11, 2020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12, 202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13, 2020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14, 2020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15, 202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23, 2020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24, 20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25, 2020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26, 2020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27, 20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28, 202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29, 202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pr 30, 20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y 1, 2020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y 2, 202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y 3, 2020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y 4, 2020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y 9, 2020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y 10, 202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y 11, 202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 table:visibility="filter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May 12, 2020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13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14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15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16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17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18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19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0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1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2, 2020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3, 202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4, 202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5, 2020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6, 202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7, 2020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8, 202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29, 2020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30, 2020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r 31, 2020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, 202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, 2020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3, 202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4, 2020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5, 2020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6, 202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7, 2020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8, 2020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9, 2020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0, 2020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1, 2020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2, 2020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3, 202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4, 2020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5, 2020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6, 2020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7, 2020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8, 2020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19, 2020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0, 202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1, 2020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2, 2020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3, 2020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4, 202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5, 2020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6, 202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7, 2020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8, 202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29, 2020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pr 30, 2020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1, 2020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2, 2020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3, 2020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4, 2020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5, 2020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6, 2020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7, 2020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8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9, 2020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10, 2020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11, 2020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 table:visibility="filter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y 12, 2020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Feb 29, 202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, 202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, 20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3, 202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4, 202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5, 20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6, 202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7, 202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8, 2020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9, 202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0, 2020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1, 2020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2, 2020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3, 2020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4, 2020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5, 2020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6, 2020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7, 2020</text:p>
          </table:table-cell>
          <table:table-cell office:value-type="float" office:value="4.085" calcext:value-type="float">
            <text:p>4.085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8, 2020</text:p>
          </table:table-cell>
          <table:table-cell office:value-type="float" office:value="4.821" calcext:value-type="float">
            <text:p>4.821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19, 2020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0, 2020</text:p>
          </table:table-cell>
          <table:table-cell office:value-type="float" office:value="3.632" calcext:value-type="float">
            <text:p>3.63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1, 2020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2, 2020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3, 2020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4, 2020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5, 202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6, 2020</text:p>
          </table:table-cell>
          <table:table-cell office:value-type="float" office:value="2.787" calcext:value-type="float">
            <text:p>2.787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7, 2020</text:p>
          </table:table-cell>
          <table:table-cell office:value-type="float" office:value="2.841" calcext:value-type="float">
            <text:p>2.841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8, 2020</text:p>
          </table:table-cell>
          <table:table-cell office:value-type="float" office:value="2.803" calcext:value-type="float">
            <text:p>2.80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29, 2020</text:p>
          </table:table-cell>
          <table:table-cell office:value-type="float" office:value="2.804" calcext:value-type="float">
            <text:p>2.80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30, 2020</text:p>
          </table:table-cell>
          <table:table-cell office:value-type="float" office:value="3.193" calcext:value-type="float">
            <text:p>3.19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r 31, 2020</text:p>
          </table:table-cell>
          <table:table-cell office:value-type="float" office:value="3.938" calcext:value-type="float">
            <text:p>3.93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, 2020</text:p>
          </table:table-cell>
          <table:table-cell office:value-type="float" office:value="4.343" calcext:value-type="float">
            <text:p>4.34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, 2020</text:p>
          </table:table-cell>
          <table:table-cell office:value-type="float" office:value="4.192" calcext:value-type="float">
            <text:p>4.19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3, 2020</text:p>
          </table:table-cell>
          <table:table-cell office:value-type="float" office:value="4.028" calcext:value-type="float">
            <text:p>4.02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4, 2020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5, 2020</text:p>
          </table:table-cell>
          <table:table-cell office:value-type="float" office:value="5.553" calcext:value-type="float">
            <text:p>5.55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6, 2020</text:p>
          </table:table-cell>
          <table:table-cell office:value-type="float" office:value="5.228" calcext:value-type="float">
            <text:p>5.22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7, 2020</text:p>
          </table:table-cell>
          <table:table-cell office:value-type="float" office:value="5.424" calcext:value-type="float">
            <text:p>5.42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8, 2020</text:p>
          </table:table-cell>
          <table:table-cell office:value-type="float" office:value="4.633" calcext:value-type="float">
            <text:p>4.63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9, 2020</text:p>
          </table:table-cell>
          <table:table-cell office:value-type="float" office:value="5.014" calcext:value-type="float">
            <text:p>5.01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0, 2020</text:p>
          </table:table-cell>
          <table:table-cell office:value-type="float" office:value="3.602" calcext:value-type="float">
            <text:p>3.60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1, 2020</text:p>
          </table:table-cell>
          <table:table-cell office:value-type="float" office:value="2.569" calcext:value-type="float">
            <text:p>2.569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2, 2020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3, 2020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4, 2020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5, 2020</text:p>
          </table:table-cell>
          <table:table-cell office:value-type="float" office:value="2.653" calcext:value-type="float">
            <text:p>2.65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6, 2020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7, 2020</text:p>
          </table:table-cell>
          <table:table-cell office:value-type="float" office:value="3.619" calcext:value-type="float">
            <text:p>3.619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8, 2020</text:p>
          </table:table-cell>
          <table:table-cell office:value-type="float" office:value="4.452" calcext:value-type="float">
            <text:p>4.45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19, 2020</text:p>
          </table:table-cell>
          <table:table-cell office:value-type="float" office:value="3.523" calcext:value-type="float">
            <text:p>3.52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0, 2020</text:p>
          </table:table-cell>
          <table:table-cell office:value-type="float" office:value="2.676" calcext:value-type="float">
            <text:p>2.676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1, 2020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2, 2020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3, 2020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4, 2020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5, 2020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6, 2020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7, 2020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8, 2020</text:p>
          </table:table-cell>
          <table:table-cell office:value-type="float" office:value="1.193" calcext:value-type="float">
            <text:p>1.19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29, 2020</text:p>
          </table:table-cell>
          <table:table-cell office:value-type="float" office:value="1.989" calcext:value-type="float">
            <text:p>1.989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pr 30, 2020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1, 2020</text:p>
          </table:table-cell>
          <table:table-cell office:value-type="float" office:value="2.373" calcext:value-type="float">
            <text:p>2.373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2, 2020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3, 2020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4, 2020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5, 2020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6, 2020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7, 2020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8, 202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9, 2020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10, 2020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 table:visibility="filter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May 11, 2020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r 2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r 2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r 23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r 24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r 25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5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6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7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8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9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0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1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2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3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4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5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6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7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8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19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26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27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28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29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r 30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1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2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3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4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5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6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7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8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9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10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11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ay 12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Mar 2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Mar 2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Mar 23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Mar 24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Mar 25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Apr 12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Apr 13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Apr 14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Apr 15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Apr 16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Apr 17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Apr 18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India, people tested</text:p>
          </table:table-cell>
          <table:table-cell/>
          <table:table-cell office:value-type="string" calcext:value-type="string">
            <text:p>Apr 19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r 30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r 3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3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4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9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0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1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2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3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4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5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6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7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8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19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0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1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2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3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4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5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6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7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8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29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r 30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1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2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3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4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5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6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7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8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9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10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11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y 12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11, 2020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12, 2020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17, 2020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18, 202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19, 202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20, 2020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21, 2020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26, 2020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pr 27, 2020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May 2, 202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May 3, 2020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May 4, 2020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May 5, 2020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May 6, 2020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May 7, 2020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May 8, 202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Feb 24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Feb 25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Feb 26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Feb 27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Feb 28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Feb 29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3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4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5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6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7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8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9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0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1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2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3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4, 2020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5, 2020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6, 2020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7, 2020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8, 2020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19, 2020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0, 2020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1, 2020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2, 2020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3, 2020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4, 2020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5, 2020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6, 2020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7, 2020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8, 2020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29, 2020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30, 202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r 31, 2020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, 2020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, 2020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3, 2020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4, 2020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5, 2020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6, 2020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7, 2020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8, 2020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9, 2020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0, 2020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1, 2020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2, 202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3, 2020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4, 2020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5, 2020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6, 2020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7, 2020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8, 2020</text:p>
          </table:table-cell>
          <table:table-cell office:value-type="float" office:value="1.316" calcext:value-type="float">
            <text:p>1.31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19, 2020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0, 2020</text:p>
          </table:table-cell>
          <table:table-cell office:value-type="float" office:value="1.317" calcext:value-type="float">
            <text:p>1.31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1, 2020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2, 2020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3, 2020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4, 2020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5, 2020</text:p>
          </table:table-cell>
          <table:table-cell office:value-type="float" office:value="1.785" calcext:value-type="float">
            <text:p>1.785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6, 2020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7, 202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8, 2020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29, 202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pr 30, 2020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1, 2020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2, 2020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3, 2020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4, 202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5, 202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6, 2020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7, 2020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8, 2020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9, 2020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10, 2020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 table:visibility="filter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May 11, 2020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22, 2020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23, 2020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24, 2020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25, 2020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26, 2020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27, 2020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28, 202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29, 2020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r 30, 2020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1, 2020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2, 2020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3, 2020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4, 2020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5, 2020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6, 2020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7, 2020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8, 2020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9, 2020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10, 2020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11, 2020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ay 12, 2020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Feb 27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Feb 28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Feb 29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3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4, 202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5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6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7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8, 2020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9, 202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0, 2020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1, 2020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2, 2020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3, 2020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4, 2020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5, 2020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6, 202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7, 2020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8, 2020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19, 2020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0, 2020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1, 2020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2, 2020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3, 2020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4, 2020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5, 2020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6, 2020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7, 2020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8, 2020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29, 2020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30, 2020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r 31, 2020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, 2020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, 2020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3, 2020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4, 2020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5, 2020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6, 2020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7, 2020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8, 2020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9, 2020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0, 2020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1, 2020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2, 2020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3, 2020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4, 2020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5, 2020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6, 2020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7, 202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8, 2020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19, 2020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0, 2020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1, 202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2, 2020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3, 2020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4, 202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5, 2020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6, 202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7, 2020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8, 2020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29, 2020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Apr 30, 2020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1, 2020</text:p>
          </table:table-cell>
          <table:table-cell office:value-type="float" office:value="1.138" calcext:value-type="float">
            <text:p>1.13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2, 2020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3, 2020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4, 202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5, 202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6, 2020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7, 2020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8, 2020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9, 2020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10, 2020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11, 2020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 table:visibility="filter">
          <table:table-cell office:value-type="string" calcext:value-type="string">
            <text:p>Italy, tests performed</text:p>
          </table:table-cell>
          <table:table-cell/>
          <table:table-cell office:value-type="string" calcext:value-type="string">
            <text:p>May 12, 2020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0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1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2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3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4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5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6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7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8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Feb 29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3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4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5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6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7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8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9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0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1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2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3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4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5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6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7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8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19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0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1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2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3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4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5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6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7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8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29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30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r 31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3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4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5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6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7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8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9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0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1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2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3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4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5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6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7, 20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8, 2020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19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0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1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2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3, 20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4, 20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5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6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7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8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29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Apr 30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1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2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3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4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5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6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7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8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9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Japan, tests performed</text:p>
          </table:table-cell>
          <table:table-cell/>
          <table:table-cell office:value-type="string" calcext:value-type="string">
            <text:p>May 10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16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17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18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19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0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1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2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3, 2020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4, 2020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5, 202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6, 202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7, 202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8, 202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29, 2020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30, 2020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r 31, 2020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, 202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, 2020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3, 2020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4, 202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5, 202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6, 202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7, 202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8, 202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9, 202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0, 2020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1, 2020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2, 2020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3, 2020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4, 2020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5, 2020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6, 2020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7, 2020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8, 2020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19, 202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0, 2020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1, 2020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2, 202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3, 2020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4, 2020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5, 202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6, 202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7, 2020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8, 2020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29, 2020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pr 30, 2020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1, 2020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2, 2020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3, 2020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4, 202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5, 2020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6, 2020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7, 2020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8, 2020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9, 2020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10, 202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11, 2020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May 12, 2020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ar 31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2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3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4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5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6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8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9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0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1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2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3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4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5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6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8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19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20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21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22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23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pr 24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ay 3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ay 4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ay 5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ay 11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ay 12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3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4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5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6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7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8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9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0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1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2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3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4, 202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5, 2020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6, 2020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7, 2020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8, 202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19, 2020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0, 2020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1, 2020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2, 2020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3, 2020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4, 2020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5, 2020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6, 2020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7, 202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8, 2020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29, 2020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30, 202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r 31, 2020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, 2020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, 2020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3, 2020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4, 2020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5, 202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6, 2020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7, 2020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8, 2020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9, 2020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0, 2020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1, 2020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2, 202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3, 202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4, 202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5, 2020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6, 2020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7, 2020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8, 2020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19, 2020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0, 2020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1, 2020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2, 202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3, 2020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4, 2020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5, 2020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6, 2020</text:p>
          </table:table-cell>
          <table:table-cell office:value-type="float" office:value="1.162" calcext:value-type="float">
            <text:p>1.162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7, 2020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8, 2020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29, 2020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pr 30, 2020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1, 2020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2, 2020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3, 2020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4, 2020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5, 202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6, 2020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7, 2020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8, 2020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9, 2020</text:p>
          </table:table-cell>
          <table:table-cell office:value-type="float" office:value="1.227" calcext:value-type="float">
            <text:p>1.227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10, 2020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11, 202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visibility="filter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May 12, 2020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r 30, 2020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4, 2020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5, 2020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6, 2020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7, 2020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16, 2020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17, 2020</text:p>
          </table:table-cell>
          <table:table-cell office:value-type="float" office:value="1.275" calcext:value-type="float">
            <text:p>1.275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18, 2020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19, 2020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0, 2020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1, 2020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2, 2020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3, 2020</text:p>
          </table:table-cell>
          <table:table-cell office:value-type="float" office:value="2.111" calcext:value-type="float">
            <text:p>2.111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4, 2020</text:p>
          </table:table-cell>
          <table:table-cell office:value-type="float" office:value="2.478" calcext:value-type="float">
            <text:p>2.478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5, 2020</text:p>
          </table:table-cell>
          <table:table-cell office:value-type="float" office:value="2.713" calcext:value-type="float">
            <text:p>2.713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6, 2020</text:p>
          </table:table-cell>
          <table:table-cell office:value-type="float" office:value="2.559" calcext:value-type="float">
            <text:p>2.559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7, 2020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8, 2020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29, 2020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pr 30, 2020</text:p>
          </table:table-cell>
          <table:table-cell office:value-type="float" office:value="2.299" calcext:value-type="float">
            <text:p>2.299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1, 2020</text:p>
          </table:table-cell>
          <table:table-cell office:value-type="float" office:value="2.566" calcext:value-type="float">
            <text:p>2.566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2, 2020</text:p>
          </table:table-cell>
          <table:table-cell office:value-type="float" office:value="2.457" calcext:value-type="float">
            <text:p>2.457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3, 2020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4, 2020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5, 2020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6, 2020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7, 2020</text:p>
          </table:table-cell>
          <table:table-cell office:value-type="float" office:value="2.456" calcext:value-type="float">
            <text:p>2.456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8, 2020</text:p>
          </table:table-cell>
          <table:table-cell office:value-type="float" office:value="2.827" calcext:value-type="float">
            <text:p>2.827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9, 2020</text:p>
          </table:table-cell>
          <table:table-cell office:value-type="float" office:value="2.919" calcext:value-type="float">
            <text:p>2.919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10, 2020</text:p>
          </table:table-cell>
          <table:table-cell office:value-type="float" office:value="2.427" calcext:value-type="float">
            <text:p>2.427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11, 2020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 table:visibility="filter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May 12, 2020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12, 2020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17, 2020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18, 2020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19, 2020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0, 2020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1, 202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2, 2020</text:p>
          </table:table-cell>
          <table:table-cell office:value-type="float" office:value="1.289" calcext:value-type="float">
            <text:p>1.289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3, 2020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4, 2020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5, 2020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6, 2020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7, 2020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8, 2020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29, 2020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pr 30, 2020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1, 2020</text:p>
          </table:table-cell>
          <table:table-cell office:value-type="float" office:value="2.745" calcext:value-type="float">
            <text:p>2.745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2, 2020</text:p>
          </table:table-cell>
          <table:table-cell office:value-type="float" office:value="3.037" calcext:value-type="float">
            <text:p>3.037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3, 2020</text:p>
          </table:table-cell>
          <table:table-cell office:value-type="float" office:value="2.916" calcext:value-type="float">
            <text:p>2.916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4, 2020</text:p>
          </table:table-cell>
          <table:table-cell office:value-type="float" office:value="1.834" calcext:value-type="float">
            <text:p>1.834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5, 2020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6, 2020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7, 2020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8, 2020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9, 2020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10, 2020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11, 2020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y 12, 2020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Feb 26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Feb 27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Feb 28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r 25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r 26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r 27, 2020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r 28, 2020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2, 202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3, 2020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4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5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6, 2020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7, 2020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8, 202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9, 202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10, 2020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11, 2020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12, 2020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13, 2020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14, 2020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15, 20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20, 2020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25, 202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26, 2020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27, 2020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28, 2020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pr 29, 2020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y 4, 2020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y 5, 2020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y 6, 2020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y 7, 2020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 table:visibility="filter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y 8, 202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1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2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3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n 3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1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Feb 2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3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4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5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6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0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3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4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5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6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7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8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19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0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1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2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3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4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5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6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7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8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29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30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r 31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3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4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5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6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8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9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0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1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2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3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4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5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6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7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8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19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0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1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2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3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4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5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6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7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8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29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pr 30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1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2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3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4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5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6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7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8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9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10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y 11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1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2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3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4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5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6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7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8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29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30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31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3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4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5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6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7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8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9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0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1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2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3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4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5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6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7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8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19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0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1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2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3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4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5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6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7, 202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8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29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 30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y 1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11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12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13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14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15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0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1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2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3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4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5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6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7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8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29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pr 30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1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2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3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4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5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6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7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8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y 9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Feb 2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1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18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19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20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25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26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27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28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29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30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r 31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3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4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5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6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7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8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9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0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1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2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3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4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5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6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7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8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19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0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1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2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3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4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5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6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8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29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r 30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1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2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3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4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5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6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7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8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9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10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ay 11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12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13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14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15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16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17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18, 2020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19, 2020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0, 202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1, 2020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2, 202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3, 202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4, 2020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5, 2020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6, 2020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7, 202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8, 2020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29, 2020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30, 2020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r 31, 2020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, 2020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, 202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3, 202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4, 2020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5, 2020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6, 2020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7, 2020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8, 202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9, 2020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0, 20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1, 2020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2, 2020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3, 2020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4, 202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5, 2020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6, 2020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7, 2020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8, 2020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19, 2020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0, 2020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1, 20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2, 2020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3, 2020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4, 2020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5, 2020</text:p>
          </table:table-cell>
          <table:table-cell office:value-type="float" office:value="1.362" calcext:value-type="float">
            <text:p>1.362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6, 2020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7, 2020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8, 2020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29, 2020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pr 30, 2020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1, 2020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2, 2020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3, 2020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4, 2020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5, 2020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6, 202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7, 2020</text:p>
          </table:table-cell>
          <table:table-cell office:value-type="float" office:value="1.376" calcext:value-type="float">
            <text:p>1.376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8, 2020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9, 2020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10, 2020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 table:visibility="filter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ay 11, 2020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ay 6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ay 7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ay 8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19, 2020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0, 2020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1, 2020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2, 2020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3, 2020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4, 2020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5, 202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6, 2020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7, 2020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8, 202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29, 2020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30, 2020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ar 31, 2020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, 2020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2, 2020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3, 2020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4, 2020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5, 2020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6, 2020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7, 2020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8, 2020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9, 2020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0, 202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1, 2020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2, 2020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3, 2020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4, 2020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5, 2020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6, 2020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7, 2020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8, 2020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19, 202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20, 2020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21, 2020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22, 2020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23, 2020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24, 2020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 table:visibility="filter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pr 30, 2020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1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1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16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17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18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19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0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1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2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3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4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5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6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7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8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29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30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r 31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2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3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4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5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6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7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8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9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0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1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2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3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4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5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6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7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8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19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24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25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26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27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28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29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pr 30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1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2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3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4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5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6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7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8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9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10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11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ay 12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1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2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3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4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5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6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7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8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19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0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1, 202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2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3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4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5, 202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6, 202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7, 2020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8, 202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29, 2020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30, 202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r 31, 202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, 202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, 202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3, 2020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4, 2020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5, 202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6, 202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7, 202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8, 202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9, 202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0, 202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1, 202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2, 2020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3, 2020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4, 2020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5, 2020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6, 2020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7, 2020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8, 202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19, 2020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0, 202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1, 2020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2, 2020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3, 2020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4, 2020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5, 2020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6, 202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7, 2020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8, 2020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29, 2020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pr 30, 2020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1, 2020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2, 202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3, 202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4, 202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5, 202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6, 202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7, 2020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8, 2020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9, 2020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y 10, 202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3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4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5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6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7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8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19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0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1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2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3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4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5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6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7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8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29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30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r 31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3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4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5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6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7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8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9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0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1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2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3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4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5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6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7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8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19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0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1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2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3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4, 202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5, 202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6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7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8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29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pr 30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1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2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3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4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5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6, 202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7, 2020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8, 202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ay 9, 20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9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10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11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17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18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19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0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1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2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3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4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5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6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7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8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29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30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r 31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1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2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3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4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5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6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7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8, 2020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9, 2020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10, 202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11, 2020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12, 202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13, 2020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14, 2020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15, 2020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16, 2020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21, 2020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22, 2020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23, 2020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24, 2020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25, 2020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r 26, 202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y 1, 2020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pr 24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pr 25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y 1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y 6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y 7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6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11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12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13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14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15, 202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0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1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2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3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4, 2020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5, 202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6, 2020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7, 2020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8, 202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29, 202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30, 202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r 31, 202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, 202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, 2020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3, 2020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4, 202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5, 202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6, 2020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7, 202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8, 2020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9, 202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0, 202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1, 2020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2, 2020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3, 202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4, 202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5, 2020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6, 2020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7, 202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8, 2020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19, 202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0, 2020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1, 202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2, 2020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3, 2020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4, 202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5, 2020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6, 2020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7, 202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8, 202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29, 2020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pr 30, 2020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1, 2020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2, 2020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3, 2020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4, 2020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5, 2020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6, 2020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7, 2020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8, 2020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9, 2020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10, 2020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11, 202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 table:visibility="filter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May 12, 2020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3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4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5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6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7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8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9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0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1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2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3, 20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4, 2020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5, 202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6, 2020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7, 2020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8, 202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19, 2020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0, 2020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1, 2020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2, 2020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3, 202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4, 202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5, 2020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6, 2020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7, 202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8, 2020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29, 2020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30, 202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r 31, 2020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, 2020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, 2020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3, 2020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4, 2020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5, 2020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6, 2020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7, 2020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8, 2020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9, 2020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0, 2020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1, 202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2, 202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3, 2020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4, 202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5, 2020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6, 2020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7, 2020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8, 2020</text:p>
          </table:table-cell>
          <table:table-cell office:value-type="float" office:value="1.337" calcext:value-type="float">
            <text:p>1.33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19, 2020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0, 2020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1, 2020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2, 2020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3, 2020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4, 2020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5, 2020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6, 2020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7, 2020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8, 2020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29, 2020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pr 30, 2020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1, 2020</text:p>
          </table:table-cell>
          <table:table-cell office:value-type="float" office:value="1.427" calcext:value-type="float">
            <text:p>1.42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2, 2020</text:p>
          </table:table-cell>
          <table:table-cell office:value-type="float" office:value="1.289" calcext:value-type="float">
            <text:p>1.289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3, 2020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4, 2020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5, 2020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6, 2020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7, 2020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8, 2020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9, 2020</text:p>
          </table:table-cell>
          <table:table-cell office:value-type="float" office:value="1.455" calcext:value-type="float">
            <text:p>1.455</text:p>
          </table:table-cell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May 10, 2020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r 28, 20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r 29, 2020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r 30, 2020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r 31, 2020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, 2020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, 2020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3, 2020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4, 2020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5, 2020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6, 202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7, 2020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2, 2020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3, 2020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4, 2020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5, 2020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6, 2020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7, 202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8, 2020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19, 2020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0, 2020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1, 2020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2, 2020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3, 2020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4, 202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5, 2020</text:p>
          </table:table-cell>
          <table:table-cell office:value-type="float" office:value="1.122" calcext:value-type="float">
            <text:p>1.122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6, 2020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7, 2020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8, 202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29, 2020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pr 30, 2020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1, 2020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2, 2020</text:p>
          </table:table-cell>
          <table:table-cell office:value-type="float" office:value="1.193" calcext:value-type="float">
            <text:p>1.193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3, 202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4, 2020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5, 2020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6, 2020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7, 2020</text:p>
          </table:table-cell>
          <table:table-cell office:value-type="float" office:value="1.122" calcext:value-type="float">
            <text:p>1.122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8, 2020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9, 2020</text:p>
          </table:table-cell>
          <table:table-cell office:value-type="float" office:value="1.341" calcext:value-type="float">
            <text:p>1.341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10, 2020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11, 2020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May 12, 2020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15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16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17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18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19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0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1, 2020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2, 202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3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4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5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6, 2020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7, 202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8, 202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29, 202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30, 2020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r 31, 202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, 202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, 202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3, 2020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4, 202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5, 2020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6, 202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7, 202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8, 2020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9, 202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0, 2020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1, 2020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2, 202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3, 2020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4, 2020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5, 202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6, 2020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7, 202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8, 202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19, 202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0, 202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1, 202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2, 2020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3, 2020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4, 2020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5, 2020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6, 2020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7, 2020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8, 202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29, 2020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pr 30, 2020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1, 2020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2, 2020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3, 2020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4, 2020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5, 2020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6, 202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7, 2020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8, 2020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9, 2020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10, 2020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11, 2020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 table:visibility="filter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May 12, 2020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8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9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17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18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19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0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1, 202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2, 2020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3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4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5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6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7, 202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8, 202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29, 2020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r 30, 2020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4, 2020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5, 202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6, 2020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7, 2020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8, 202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9, 2020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0, 2020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1, 2020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2, 2020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3, 202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4, 2020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5, 2020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6, 2020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7, 2020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8, 2020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19, 2020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0, 202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1, 202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2, 2020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3, 202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4, 2020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5, 2020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6, 2020</text:p>
          </table:table-cell>
          <table:table-cell office:value-type="float" office:value="1.087" calcext:value-type="float">
            <text:p>1.087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7, 2020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8, 2020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29, 2020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pr 30, 2020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1, 2020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2, 2020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3, 2020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4, 2020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5, 2020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6, 2020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7, 2020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8, 2020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9, 2020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10, 2020</text:p>
          </table:table-cell>
          <table:table-cell office:value-type="float" office:value="1.474" calcext:value-type="float">
            <text:p>1.474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11, 2020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 table:visibility="filter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ay 12, 2020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9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0, 202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1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2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3, 202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4, 202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5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6, 202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7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8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19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0, 20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1, 202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2, 2020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3, 2020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4, 2020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5, 202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6, 202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7, 202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8, 202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29, 202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pr 30, 202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1, 202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2, 202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3, 202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4, 2020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5, 2020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6, 202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7, 202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8, 202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9, 2020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10, 202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ay 11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May 9, 2020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May 10, 2020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May 11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May 12, 2020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7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8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19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0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1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2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3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4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5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6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7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8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29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30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r 31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3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4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5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6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7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8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9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0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1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2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3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4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5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6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7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8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19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0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1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2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3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4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5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6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7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8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29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pr 30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1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2, 202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3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4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5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6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7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8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9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10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11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ay 12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Feb 29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3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4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9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0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1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2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3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4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5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6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7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8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19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0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1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2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3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4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5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6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7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8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29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30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r 31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, 202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, 202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3, 202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4, 20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5, 202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6, 2020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7, 2020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8, 2020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9, 2020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0, 202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1, 202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2, 2020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3, 2020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4, 2020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5, 202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6, 2020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7, 2020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8, 2020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19, 2020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0, 2020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1, 2020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2, 202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3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4, 2020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5, 2020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6, 2020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7, 2020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8, 2020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29, 2020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pr 30, 2020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1, 2020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2, 202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3, 202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4, 202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5, 2020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6, 2020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7, 202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8, 2020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9, 2020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10, 2020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11, 2020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May 12, 2020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r 21, 2020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r 22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r 23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1, 2020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2, 202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3, 2020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4, 2020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5, 2020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6, 2020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7, 2020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8, 2020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19, 2020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20, 2020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21, 2020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26, 2020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27, 2020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28, 2020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29, 2020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pr 30, 2020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1, 2020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2, 202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3, 2020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4, 2020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5, 2020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6, 2020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7, 202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8, 2020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9, 202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10, 2020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11, 2020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 table:visibility="filter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May 12, 2020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15, 2020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16, 2020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17, 2020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18, 2020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19, 2020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0, 2020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1, 2020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2, 2020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3, 2020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4, 2020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5, 202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6, 2020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7, 202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8, 2020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29, 2020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30, 2020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r 31, 2020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, 2020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, 2020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3, 2020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4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5, 2020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6, 2020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7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8, 2020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9, 2020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0, 2020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1, 2020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2, 2020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3, 2020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4, 2020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5, 2020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6, 2020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7, 2020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8, 2020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19, 2020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0, 2020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1, 2020</text:p>
          </table:table-cell>
          <table:table-cell office:value-type="float" office:value="0.508" calcext:value-type="float">
            <text:p>0.508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2, 2020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3, 2020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4, 2020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5, 2020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6, 2020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7, 2020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8, 2020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29, 2020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pr 30, 2020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1, 2020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2, 2020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3, 2020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4, 2020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5, 2020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6, 2020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7, 202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8, 2020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9, 2020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10, 202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 table:visibility="filter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May 11, 2020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14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15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16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17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18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19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20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21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22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23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24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29, 202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30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r 31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3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4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5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6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1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2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3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4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5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6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7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8, 2020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19, 202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0, 2020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1, 2020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2, 2020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3, 202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4, 2020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5, 2020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6, 2020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7, 2020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8, 2020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29, 202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pr 30, 2020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1, 202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2, 202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3, 2020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4, 2020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5, 202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6, 2020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7, 2020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8, 202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9, 2020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10, 202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11, 2020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ay 12, 2020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7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8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9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0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1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2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3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4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5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6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7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8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19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0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1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2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3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4, 202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5, 202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6, 2020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7, 2020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8, 202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Feb 29, 2020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, 2020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, 2020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3, 2020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4, 2020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5, 202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6, 2020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7, 202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8, 2020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9, 2020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0, 2020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1, 202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2, 202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3, 202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4, 2020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5, 202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6, 202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7, 202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8, 2020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19, 2020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0, 202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1, 2020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2, 2020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3, 2020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4, 2020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5, 202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6, 2020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7, 20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8, 202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29, 202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30, 2020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r 31, 2020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, 2020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, 2020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3, 2020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4, 2020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5, 2020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6, 2020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7, 2020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8, 2020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9, 2020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0, 202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1, 2020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2, 202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3, 2020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4, 202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5, 202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6, 202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7, 202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8, 2020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19, 2020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0, 202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1, 2020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2, 202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3, 202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4, 202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5, 202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6, 202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7, 202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8, 202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29, 2020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pr 30, 2020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1, 202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2, 202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3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4, 2020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5, 2020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6, 202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7, 2020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8, 202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9, 202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10, 202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11, 202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May 12, 202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Jan 28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Jan 29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Jan 30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Jan 31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3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4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5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6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7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8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9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0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2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3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4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5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6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8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19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0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3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4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5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6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7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8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Feb 29, 202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3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4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5, 2020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6, 202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7, 202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8, 202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9, 202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0, 202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1, 202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2, 2020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3, 2020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4, 2020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5, 2020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6, 2020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7, 2020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8, 2020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19, 2020</text:p>
          </table:table-cell>
          <table:table-cell office:value-type="float" office:value="1.106" calcext:value-type="float">
            <text:p>1.10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0, 2020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1, 202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2, 2020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3, 2020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4, 2020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5, 2020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6, 2020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7, 202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8, 2020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29, 2020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30, 2020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r 31, 2020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, 2020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, 202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3, 2020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4, 202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5, 2020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6, 2020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7, 2020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8, 2020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9, 2020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0, 2020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1, 2020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2, 2020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3, 20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4, 2020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5, 2020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6, 202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7, 2020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8, 2020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19, 2020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0, 2020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1, 2020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2, 2020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3, 2020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4, 2020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5, 2020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6, 2020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7, 2020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8, 2020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29, 2020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pr 30, 2020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1, 2020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2, 2020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3, 2020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4, 2020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5, 2020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6, 2020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7, 2020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8, 2020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9, 2020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10, 2020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y 11, 202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9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0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1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2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3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4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5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6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7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8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19, 202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0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1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2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3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4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5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6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7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8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29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30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r 31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3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4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5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6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7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8, 2020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9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0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1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2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3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4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5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6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7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8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19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0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1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2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3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4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5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6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7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8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29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pr 30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1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2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3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4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5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6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7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8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9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10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May 11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6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7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8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9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10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11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12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13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1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2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3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4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5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6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7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8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29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30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r 31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1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2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3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4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5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6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7, 202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8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9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10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11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12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13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14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15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16, 202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28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29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pr 30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1, 20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2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3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4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5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6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7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8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9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10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ay 11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13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14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15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16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17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18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19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0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1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2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3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4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5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6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7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8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29, 202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30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r 31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, 202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3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4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5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6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7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8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9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0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1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2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3, 202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4, 2020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5, 202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6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7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8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19, 202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0, 202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1, 2020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2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3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4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5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6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7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8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29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pr 30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y 1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y 2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y 3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y 4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y 5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May 10, 202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1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2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3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4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5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6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7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8, 202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29, 2020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30, 202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r 31, 2020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, 202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, 2020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3, 202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4, 202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5, 2020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6, 202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7, 2020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8, 2020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9, 2020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0, 202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1, 2020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2, 2020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3, 2020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4, 2020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5, 2020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6, 2020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7, 2020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8, 2020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19, 2020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0, 2020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1, 2020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2, 2020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3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4, 2020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5, 2020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6, 2020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7, 202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8, 2020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29, 2020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pr 30, 2020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y 1, 2020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y 6, 2020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y 7, 2020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y 8, 2020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y 9, 2020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y 10, 2020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y 11, 2020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May 12, 202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9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10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15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16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17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18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19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0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1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2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3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4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5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6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7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8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29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pr 30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1, 20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2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3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4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5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6, 202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7, 2020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8, 202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9, 2020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10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ay 11, 202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pr 29, 2020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pr 30, 202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1, 202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2, 2020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3, 202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4, 2020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5, 2020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6, 2020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7, 2020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8, 2020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9, 2020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10, 2020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11, 2020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May 12, 2020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Jan 2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Jan 2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Jan 3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Jan 3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3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4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5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6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7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8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9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0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1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2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3, 202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4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5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6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7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8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19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0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1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2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3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4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5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6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7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8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eb 29, 202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3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4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5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6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7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8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9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0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1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2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3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4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5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6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7, 202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8, 202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19, 2020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0, 202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1, 2020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2, 202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3, 2020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4, 202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5, 202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6, 2020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7, 2020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8, 202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29, 202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30, 2020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r 31, 202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, 202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, 2020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3, 20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4, 2020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5, 2020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6, 2020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7, 2020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8, 20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9, 2020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0, 202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1, 202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2, 2020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3, 202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4, 2020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5, 2020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6, 2020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7, 2020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8, 2020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19, 202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0, 2020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1, 2020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2, 2020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3, 202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4, 2020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5, 202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6, 2020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7, 202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8, 2020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29, 2020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pr 30, 2020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1, 2020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2, 202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3, 2020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4, 2020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5, 2020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6, 2020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7, 2020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8, 2020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9, 2020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10, 2020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11, 2020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 table:visibility="filter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ay 12, 2020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8, 2020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9, 202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0, 2020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1, 2020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2, 2020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3, 2020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4, 2020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5, 2020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6, 2020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7, 202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8, 2020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19, 2020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0, 2020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1, 2020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2, 2020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3, 2020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4, 202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5, 2020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6, 2020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7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8, 2020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29, 2020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Apr 30, 2020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1, 2020</text:p>
          </table:table-cell>
          <table:table-cell office:value-type="float" office:value="1.259" calcext:value-type="float">
            <text:p>1.259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2, 2020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3, 2020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4, 2020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5, 202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6, 2020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7, 2020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8, 2020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9, 2020</text:p>
          </table:table-cell>
          <table:table-cell office:value-type="float" office:value="1.377" calcext:value-type="float">
            <text:p>1.377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10, 2020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11, 2020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 table:visibility="filter">
          <table:table-cell office:value-type="string" calcext:value-type="string">
            <text:p>United Kingdom, tests performed</text:p>
          </table:table-cell>
          <table:table-cell/>
          <table:table-cell office:value-type="string" calcext:value-type="string">
            <text:p>May 12, 2020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0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1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2, 202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3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4, 202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5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6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7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8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19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0, 2020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1, 2020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2, 2020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3, 2020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4, 2020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5, 2020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6, 2020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7, 2020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8, 202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29, 2020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30, 2020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 31, 202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, 2020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, 2020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3, 202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4, 2020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5, 2020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6, 2020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7, 2020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8, 2020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9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0, 2020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1, 2020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2, 2020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3, 2020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4, 2020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5, 2020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6, 2020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7, 202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8, 2020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19, 2020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0, 2020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1, 2020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2, 2020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3, 202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4, 2020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5, 2020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6, 2020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7, 2020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8, 2020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29, 2020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r 30, 2020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1, 2020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2, 2020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3, 2020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4, 202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5, 2020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6, 2020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7, 2020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8, 2020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9, 2020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10, 2020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 table:visibility="filter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 11, 2020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2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3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Jan 3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2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3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8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19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0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1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3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4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5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6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7, 20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8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Feb 29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, 20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3, 20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4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5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6, 202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7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8, 202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9, 202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0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1, 202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2, 20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3, 2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4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5, 202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6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7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8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19, 202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0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1, 202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2, 202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3, 202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4, 2020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5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6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7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8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29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30, 2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r 31, 202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3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4, 2020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5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6, 20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7, 20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8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9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0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1, 20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2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3, 202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4, 2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5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6, 20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7, 202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8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19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0, 202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1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2, 202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3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4, 20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5, 202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6, 202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7, 20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8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29, 202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Apr 30, 202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1, 202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2, 202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3, 202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4, 202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5, 2020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6, 2020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7, 202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8, 20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9, 202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10, 202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United States, specimens tested (CDC)</text:p>
          </table:table-cell>
          <table:table-cell/>
          <table:table-cell office:value-type="string" calcext:value-type="string">
            <text:p>May 11, 202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r 31, 2020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, 202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2, 2020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3, 202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4, 202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5, 2020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6, 202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7, 202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8, 202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9, 2020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0, 202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1, 2020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2, 20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3, 2020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4, 2020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5, 202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6, 2020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7, 2020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8, 202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19, 2020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24, 202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25, 202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26, 2020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27, 2020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28, 202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29, 2020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pr 30, 2020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1, 2020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2, 2020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3, 2020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4, 202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5, 202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6, 2020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7, 2020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8, 2020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9, 20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10, 2020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May 11, 2020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ar 14, 20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ar 15, 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ar 16, 202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ar 17, 202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ar 18, 20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ar 27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Apr 9, 202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Apr 10, 20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Apr 11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May 9, 20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May 10, 202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May 11, 2020</text:p>
          </table:table-cell>
          <table:table-cell office:value-type="float" office:value="0.042" calcext:value-type="float">
            <text:p>0.042</text:p>
          </table:table-cell>
        </table:table-row>
      </table:table>
      <table:named-expressions/>
      <table:database-ranges>
        <table:database-range table:name="__Anonymous_Sheet_DB__0" table:target-range-address="'daily-covid-19-tests-per-thousand-rolling-3-day-average'.A1:'daily-covid-19-tests-per-thousand-rolling-3-day-average'.D3815" table:display-filter-buttons="true">
          <table:filter>
            <table:filter-and>
              <table:filter-condition table:field-number="0" table:value="Indi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09:54:43.845505633</dc:date>
    <meta:editing-duration>PT12H15M33S</meta:editing-duration>
    <meta:editing-cycles>1</meta:editing-cycles>
    <meta:document-statistic meta:table-count="1" meta:cell-count="14943" meta:object-count="0"/>
    <meta:generator>LibreOffice/6.0.7.3$Linux_X86_64 LibreOffice_project/00m0$Build-3</meta:generator>
  </office:meta>
</office:document-meta>
</file>